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734cm"/>
    </style:style>
    <style:style style:name="co16" style:family="table-column">
      <style:table-column-properties fo:break-before="auto" style:column-width="0.961cm"/>
    </style:style>
    <style:style style:name="co21" style:family="table-column">
      <style:table-column-properties fo:break-before="auto" style:column-width="0.908cm"/>
    </style:style>
    <style:style style:name="co22" style:family="table-column">
      <style:table-column-properties fo:break-before="auto" style:column-width="1.0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22cm"/>
    </style:style>
    <style:style style:name="co7" style:family="table-column">
      <style:table-column-properties fo:break-before="auto" style:column-width="0.452cm"/>
    </style:style>
    <style:style style:name="co8" style:family="table-column">
      <style:table-column-properties fo:break-before="auto" style:column-width="1.356cm"/>
    </style:style>
    <style:style style:name="co9" style:family="table-column">
      <style:table-column-properties fo:break-before="auto" style:column-width="0.496cm"/>
    </style:style>
    <style:style style:name="co10" style:family="table-column">
      <style:table-column-properties fo:break-before="auto" style:column-width="1.566cm"/>
    </style:style>
    <style:style style:name="co11" style:family="table-column">
      <style:table-column-properties fo:break-before="auto" style:column-width="0.406cm"/>
    </style:style>
    <style:style style:name="co12" style:family="table-column">
      <style:table-column-properties fo:break-before="auto" style:column-width="1.162cm"/>
    </style:style>
    <style:style style:name="co13" style:family="table-column">
      <style:table-column-properties fo:break-before="auto" style:column-width="0.661cm"/>
    </style:style>
    <style:style style:name="co14" style:family="table-column">
      <style:table-column-properties fo:break-before="auto" style:column-width="0.448cm"/>
    </style:style>
    <style:style style:name="co15" style:family="table-column">
      <style:table-column-properties fo:break-before="auto" style:column-width="0.483cm"/>
    </style:style>
    <style:style style:name="co17" style:family="table-column">
      <style:table-column-properties fo:break-before="auto" style:column-width="1.05cm"/>
    </style:style>
    <style:style style:name="co18" style:family="table-column">
      <style:table-column-properties fo:break-before="auto" style:column-width="0.711cm"/>
    </style:style>
    <style:style style:name="co19" style:family="table-column">
      <style:table-column-properties fo:break-before="auto" style:column-width="0.766cm"/>
    </style:style>
    <style:style style:name="co23" style:family="table-column">
      <style:table-column-properties fo:break-before="auto" style:column-width="0.748cm"/>
    </style:style>
    <style:style style:name="co24" style:family="table-column">
      <style:table-column-properties fo:break-before="auto" style:column-width="0.658cm"/>
    </style:style>
    <style:style style:name="co25" style:family="table-column">
      <style:table-column-properties fo:break-before="auto" style:column-width="0.783cm"/>
    </style:style>
    <style:style style:name="co26" style:family="table-column">
      <style:table-column-properties fo:break-before="auto" style:column-width="1.104cm"/>
    </style:style>
    <style:style style:name="ro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64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723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 style:data-style-name="N11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 style:data-style-name="N110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ractions" table:style-name="ta1"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5"/>
        <table:table-column table:style-name="co5" table:number-columns-repeated="2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5" table:default-cell-style-name="Default"/>
        <table:table-row table:style-name="ro2">
          <table:table-cell table:style-name="ce1" table:formula="of:=RANDBETWEEN(1000;10000) / RANDBETWEEN( 10; 100 )" office:value-type="float" office:value="363.692307692308" calcext:value-type="float">
            <text:p>363.692</text:p>
          </table:table-cell>
          <table:table-cell office:value-type="string" calcext:value-type="string">
            <text:p>+</text:p>
          </table:table-cell>
          <table:table-cell table:style-name="ce4" table:formula="of:=RANDBETWEEN(100; 1000) / RANDBETWEEN(10; 100)" office:value-type="float" office:value="6.97058823529412" calcext:value-type="float">
            <text:p>6.971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formula="of:=RANDBETWEEN(10000;100000) / 1000" office:value-type="float" office:value="43.566" calcext:value-type="float">
            <text:p>43.566</text:p>
          </table:table-cell>
          <table:table-cell table:style-name="ce5" office:value-type="string" calcext:value-type="string">
            <text:p>x</text:p>
          </table:table-cell>
          <table:table-cell table:style-name="ce4" table:formula="of:=RANDBETWEEN(1; 100) / 1000" office:value-type="float" office:value="0.006" calcext:value-type="float">
            <text:p>0.006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2">
          <table:table-cell table:style-name="ce1" table:formula="of:=RANDBETWEEN(1000;10000) / RANDBETWEEN( 10; 100 )" office:value-type="float" office:value="67.5714285714286" calcext:value-type="float">
            <text:p>67.571</text:p>
          </table:table-cell>
          <table:table-cell office:value-type="string" calcext:value-type="string">
            <text:p>+</text:p>
          </table:table-cell>
          <table:table-cell table:style-name="ce4" table:formula="of:=RANDBETWEEN(100; 1000) / RANDBETWEEN(10; 100)" office:value-type="float" office:value="23.4722222222222" calcext:value-type="float">
            <text:p>23.472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formula="of:=RANDBETWEEN(10000;100000) / 1000" office:value-type="float" office:value="31.126" calcext:value-type="float">
            <text:p>31.126</text:p>
          </table:table-cell>
          <table:table-cell table:style-name="ce5" office:value-type="string" calcext:value-type="string">
            <text:p>x</text:p>
          </table:table-cell>
          <table:table-cell table:style-name="ce4" table:formula="of:=RANDBETWEEN(1; 100) / 1000" office:value-type="float" office:value="0.081" calcext:value-type="float">
            <text:p>0.081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2">
          <table:table-cell table:style-name="ce1" table:formula="of:=RANDBETWEEN(1000;10000) / RANDBETWEEN( 10; 100 )" office:value-type="float" office:value="65.3650793650794" calcext:value-type="float">
            <text:p>65.365</text:p>
          </table:table-cell>
          <table:table-cell office:value-type="string" calcext:value-type="string">
            <text:p>+</text:p>
          </table:table-cell>
          <table:table-cell table:style-name="ce4" table:formula="of:=RANDBETWEEN(100; 1000) / RANDBETWEEN(10; 100)" office:value-type="float" office:value="14.16" calcext:value-type="float">
            <text:p>14.160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formula="of:=RANDBETWEEN(10000;100000) / 1000" office:value-type="float" office:value="40.832" calcext:value-type="float">
            <text:p>40.832</text:p>
          </table:table-cell>
          <table:table-cell table:style-name="ce5" office:value-type="string" calcext:value-type="string">
            <text:p>x</text:p>
          </table:table-cell>
          <table:table-cell table:style-name="ce4" table:formula="of:=RANDBETWEEN(1; 100) / 1000" office:value-type="float" office:value="0.009" calcext:value-type="float">
            <text:p>0.009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2">
          <table:table-cell table:style-name="ce1" table:formula="of:=RANDBETWEEN(1000;10000) / RANDBETWEEN( 10; 100 )" office:value-type="float" office:value="28" calcext:value-type="float">
            <text:p>28.000</text:p>
          </table:table-cell>
          <table:table-cell office:value-type="string" calcext:value-type="string">
            <text:p>+</text:p>
          </table:table-cell>
          <table:table-cell table:style-name="ce4" table:formula="of:=RANDBETWEEN(100; 1000) / RANDBETWEEN(10; 100)" office:value-type="float" office:value="18.6666666666667" calcext:value-type="float">
            <text:p>18.667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formula="of:=RANDBETWEEN(10000;100000) / 1000" office:value-type="float" office:value="41.466" calcext:value-type="float">
            <text:p>41.466</text:p>
          </table:table-cell>
          <table:table-cell table:style-name="ce5" office:value-type="string" calcext:value-type="string">
            <text:p>x</text:p>
          </table:table-cell>
          <table:table-cell table:style-name="ce4" table:formula="of:=RANDBETWEEN(1; 100) / 1000" office:value-type="float" office:value="0.045" calcext:value-type="float">
            <text:p>0.045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2">
          <table:table-cell table:style-name="ce1" table:formula="of:=RANDBETWEEN(1000;10000) / RANDBETWEEN( 10; 100 )" office:value-type="float" office:value="248.076923076923" calcext:value-type="float">
            <text:p>248.077</text:p>
          </table:table-cell>
          <table:table-cell office:value-type="string" calcext:value-type="string">
            <text:p>+</text:p>
          </table:table-cell>
          <table:table-cell table:style-name="ce4" table:formula="of:=RANDBETWEEN(100; 1000) / RANDBETWEEN(10; 100)" office:value-type="float" office:value="9.6578947368421" calcext:value-type="float">
            <text:p>9.658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formula="of:=RANDBETWEEN(10000;100000) / 1000" office:value-type="float" office:value="11.099" calcext:value-type="float">
            <text:p>11.099</text:p>
          </table:table-cell>
          <table:table-cell table:style-name="ce5" office:value-type="string" calcext:value-type="string">
            <text:p>x</text:p>
          </table:table-cell>
          <table:table-cell table:style-name="ce4" table:formula="of:=RANDBETWEEN(1; 100) / 1000" office:value-type="float" office:value="0.062" calcext:value-type="float">
            <text:p>0.062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2">
          <table:table-cell table:style-name="ce1" table:formula="of:=RANDBETWEEN(1000;10000) / RANDBETWEEN( 10; 100 )" office:value-type="float" office:value="136.86301369863" calcext:value-type="float">
            <text:p>136.863</text:p>
          </table:table-cell>
          <table:table-cell office:value-type="string" calcext:value-type="string">
            <text:p>+</text:p>
          </table:table-cell>
          <table:table-cell table:style-name="ce4" table:formula="of:=RANDBETWEEN(100; 1000) / RANDBETWEEN(10; 100)" office:value-type="float" office:value="7.26923076923077" calcext:value-type="float">
            <text:p>7.269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formula="of:=RANDBETWEEN(10000;100000) / 1000" office:value-type="float" office:value="75.377" calcext:value-type="float">
            <text:p>75.377</text:p>
          </table:table-cell>
          <table:table-cell table:style-name="ce5" office:value-type="string" calcext:value-type="string">
            <text:p>x</text:p>
          </table:table-cell>
          <table:table-cell table:style-name="ce4" table:formula="of:=RANDBETWEEN(1; 100) / 1000" office:value-type="float" office:value="0.028" calcext:value-type="float">
            <text:p>0.028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2">
          <table:table-cell table:style-name="ce1" table:formula="of:=RANDBETWEEN(1000;10000) / RANDBETWEEN( 10; 100 )" office:value-type="float" office:value="596.083333333333" calcext:value-type="float">
            <text:p>596.083</text:p>
          </table:table-cell>
          <table:table-cell office:value-type="string" calcext:value-type="string">
            <text:p>+</text:p>
          </table:table-cell>
          <table:table-cell table:style-name="ce4" table:formula="of:=RANDBETWEEN(100; 1000) / RANDBETWEEN(10; 100)" office:value-type="float" office:value="2.25925925925926" calcext:value-type="float">
            <text:p>2.259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formula="of:=RANDBETWEEN(10000;100000) / 1000" office:value-type="float" office:value="35.962" calcext:value-type="float">
            <text:p>35.962</text:p>
          </table:table-cell>
          <table:table-cell table:style-name="ce5" office:value-type="string" calcext:value-type="string">
            <text:p>x</text:p>
          </table:table-cell>
          <table:table-cell table:style-name="ce4" table:formula="of:=RANDBETWEEN(1; 100) / 1000" office:value-type="float" office:value="0.024" calcext:value-type="float">
            <text:p>0.024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2">
          <table:table-cell table:style-name="ce1" table:formula="of:=RANDBETWEEN(1000;10000) / RANDBETWEEN( 10; 100 )" office:value-type="float" office:value="40.2777777777778" calcext:value-type="float">
            <text:p>40.278</text:p>
          </table:table-cell>
          <table:table-cell office:value-type="string" calcext:value-type="string">
            <text:p>+</text:p>
          </table:table-cell>
          <table:table-cell table:style-name="ce4" table:formula="of:=RANDBETWEEN(100; 1000) / RANDBETWEEN(10; 100)" office:value-type="float" office:value="19.1428571428571" calcext:value-type="float">
            <text:p>19.143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formula="of:=RANDBETWEEN(10000;100000) / 1000" office:value-type="float" office:value="86.007" calcext:value-type="float">
            <text:p>86.007</text:p>
          </table:table-cell>
          <table:table-cell table:style-name="ce5" office:value-type="string" calcext:value-type="string">
            <text:p>x</text:p>
          </table:table-cell>
          <table:table-cell table:style-name="ce4" table:formula="of:=RANDBETWEEN(1; 100) / 1000" office:value-type="float" office:value="0.087" calcext:value-type="float">
            <text:p>0.087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2">
          <table:table-cell table:style-name="ce1" table:formula="of:=RANDBETWEEN(1000;10000) / RANDBETWEEN( 10; 100 )" office:value-type="float" office:value="87.425" calcext:value-type="float">
            <text:p>87.425</text:p>
          </table:table-cell>
          <table:table-cell office:value-type="string" calcext:value-type="string">
            <text:p>+</text:p>
          </table:table-cell>
          <table:table-cell table:style-name="ce4" table:formula="of:=RANDBETWEEN(100; 1000) / RANDBETWEEN(10; 100)" office:value-type="float" office:value="54.2142857142857" calcext:value-type="float">
            <text:p>54.214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formula="of:=RANDBETWEEN(10000;100000) / 1000" office:value-type="float" office:value="69.549" calcext:value-type="float">
            <text:p>69.549</text:p>
          </table:table-cell>
          <table:table-cell table:style-name="ce5" office:value-type="string" calcext:value-type="string">
            <text:p>x</text:p>
          </table:table-cell>
          <table:table-cell table:style-name="ce4" table:formula="of:=RANDBETWEEN(1; 100) / 1000" office:value-type="float" office:value="0.066" calcext:value-type="float">
            <text:p>0.066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2">
          <table:table-cell table:style-name="ce1" table:formula="of:=RANDBETWEEN(1000;10000) / RANDBETWEEN( 10; 100 )" office:value-type="float" office:value="44.8571428571429" calcext:value-type="float">
            <text:p>44.857</text:p>
          </table:table-cell>
          <table:table-cell office:value-type="string" calcext:value-type="string">
            <text:p>+</text:p>
          </table:table-cell>
          <table:table-cell table:style-name="ce4" table:formula="of:=RANDBETWEEN(100; 1000) / RANDBETWEEN(10; 100)" office:value-type="float" office:value="2.49019607843137" calcext:value-type="float">
            <text:p>2.490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formula="of:=RANDBETWEEN(10000;100000) / 1000" office:value-type="float" office:value="13.463" calcext:value-type="float">
            <text:p>13.463</text:p>
          </table:table-cell>
          <table:table-cell table:style-name="ce5" office:value-type="string" calcext:value-type="string">
            <text:p>x</text:p>
          </table:table-cell>
          <table:table-cell table:style-name="ce4" table:formula="of:=RANDBETWEEN(1; 100) / 1000" office:value-type="float" office:value="0.085" calcext:value-type="float">
            <text:p>0.085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2">
          <table:table-cell table:style-name="ce1" table:formula="of:=RANDBETWEEN(1000;10000) / RANDBETWEEN( 10; 100 )" office:value-type="float" office:value="78.1578947368421" calcext:value-type="float">
            <text:p>78.158</text:p>
          </table:table-cell>
          <table:table-cell table:style-name="ce3" office:value-type="string" calcext:value-type="string">
            <text:p>-</text:p>
          </table:table-cell>
          <table:table-cell table:style-name="ce4" table:formula="of:=RANDBETWEEN(100; 1000) / RANDBETWEEN(10; 100)" office:value-type="float" office:value="9.65454545454545" calcext:value-type="float">
            <text:p>9.655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formula="of:=RANDBETWEEN(10000;100000) / 1000" office:value-type="float" office:value="55.177" calcext:value-type="float">
            <text:p>55.177</text:p>
          </table:table-cell>
          <table:table-cell table:style-name="ce7" office:value-type="string" calcext:value-type="string">
            <text:p>÷ </text:p>
          </table:table-cell>
          <table:table-cell table:style-name="ce4" table:formula="of:=RANDBETWEEN(2; 12) / 1000" office:value-type="float" office:value="0.005" calcext:value-type="float">
            <text:p>0.005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2">
          <table:table-cell table:style-name="ce1" table:formula="of:=RANDBETWEEN(1000;10000) / RANDBETWEEN( 10; 100 )" office:value-type="float" office:value="135.090909090909" calcext:value-type="float">
            <text:p>135.091</text:p>
          </table:table-cell>
          <table:table-cell table:style-name="ce3" office:value-type="string" calcext:value-type="string">
            <text:p>-</text:p>
          </table:table-cell>
          <table:table-cell table:style-name="ce4" table:formula="of:=RANDBETWEEN(100; 1000) / RANDBETWEEN(10; 100)" office:value-type="float" office:value="3.77358490566038" calcext:value-type="float">
            <text:p>3.774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formula="of:=RANDBETWEEN(10000;100000) / 1000" office:value-type="float" office:value="18.348" calcext:value-type="float">
            <text:p>18.348</text:p>
          </table:table-cell>
          <table:table-cell table:style-name="ce7" office:value-type="string" calcext:value-type="string">
            <text:p>÷ </text:p>
          </table:table-cell>
          <table:table-cell table:style-name="ce4" table:formula="of:=RANDBETWEEN(2; 12) / 1000" office:value-type="float" office:value="0.007" calcext:value-type="float">
            <text:p>0.007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2">
          <table:table-cell table:style-name="ce1" table:formula="of:=RANDBETWEEN(1000;10000) / RANDBETWEEN( 10; 100 )" office:value-type="float" office:value="39.8888888888889" calcext:value-type="float">
            <text:p>39.889</text:p>
          </table:table-cell>
          <table:table-cell table:style-name="ce3" office:value-type="string" calcext:value-type="string">
            <text:p>-</text:p>
          </table:table-cell>
          <table:table-cell table:style-name="ce4" table:formula="of:=RANDBETWEEN(100; 1000) / RANDBETWEEN(10; 100)" office:value-type="float" office:value="34.25" calcext:value-type="float">
            <text:p>34.250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formula="of:=RANDBETWEEN(10000;100000) / 1000" office:value-type="float" office:value="87.939" calcext:value-type="float">
            <text:p>87.939</text:p>
          </table:table-cell>
          <table:table-cell table:style-name="ce7" office:value-type="string" calcext:value-type="string">
            <text:p>÷ </text:p>
          </table:table-cell>
          <table:table-cell table:style-name="ce4" table:formula="of:=RANDBETWEEN(2; 12) / 1000" office:value-type="float" office:value="0.002" calcext:value-type="float">
            <text:p>0.002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2">
          <table:table-cell table:style-name="ce1" table:formula="of:=RANDBETWEEN(1000;10000) / RANDBETWEEN( 10; 100 )" office:value-type="float" office:value="60" calcext:value-type="float">
            <text:p>60.000</text:p>
          </table:table-cell>
          <table:table-cell table:style-name="ce3" office:value-type="string" calcext:value-type="string">
            <text:p>-</text:p>
          </table:table-cell>
          <table:table-cell table:style-name="ce4" table:formula="of:=RANDBETWEEN(100; 1000) / RANDBETWEEN(10; 100)" office:value-type="float" office:value="36.8695652173913" calcext:value-type="float">
            <text:p>36.870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formula="of:=RANDBETWEEN(10000;100000) / 1000" office:value-type="float" office:value="30.552" calcext:value-type="float">
            <text:p>30.552</text:p>
          </table:table-cell>
          <table:table-cell table:style-name="ce7" office:value-type="string" calcext:value-type="string">
            <text:p>÷ </text:p>
          </table:table-cell>
          <table:table-cell table:style-name="ce4" table:formula="of:=RANDBETWEEN(2; 12) / 1000" office:value-type="float" office:value="0.002" calcext:value-type="float">
            <text:p>0.002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2">
          <table:table-cell table:style-name="ce1" table:formula="of:=RANDBETWEEN(1000;10000) / RANDBETWEEN( 10; 100 )" office:value-type="float" office:value="27.6511627906977" calcext:value-type="float">
            <text:p>27.651</text:p>
          </table:table-cell>
          <table:table-cell table:style-name="ce3" office:value-type="string" calcext:value-type="string">
            <text:p>-</text:p>
          </table:table-cell>
          <table:table-cell table:style-name="ce4" table:formula="of:=RANDBETWEEN(100; 1000) / RANDBETWEEN(10; 100)" office:value-type="float" office:value="7.07936507936508" calcext:value-type="float">
            <text:p>7.079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formula="of:=RANDBETWEEN(10000;100000) / 1000" office:value-type="float" office:value="96.547" calcext:value-type="float">
            <text:p>96.547</text:p>
          </table:table-cell>
          <table:table-cell table:style-name="ce7" office:value-type="string" calcext:value-type="string">
            <text:p>÷ </text:p>
          </table:table-cell>
          <table:table-cell table:style-name="ce4" table:formula="of:=RANDBETWEEN(2; 12) / 1000" office:value-type="float" office:value="0.004" calcext:value-type="float">
            <text:p>0.004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2">
          <table:table-cell table:style-name="ce1" table:formula="of:=RANDBETWEEN(1000;10000) / RANDBETWEEN( 10; 100 )" office:value-type="float" office:value="168.55" calcext:value-type="float">
            <text:p>168.550</text:p>
          </table:table-cell>
          <table:table-cell table:style-name="ce3" office:value-type="string" calcext:value-type="string">
            <text:p>-</text:p>
          </table:table-cell>
          <table:table-cell table:style-name="ce4" table:formula="of:=RANDBETWEEN(100; 1000) / RANDBETWEEN(10; 100)" office:value-type="float" office:value="40.4210526315789" calcext:value-type="float">
            <text:p>40.421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formula="of:=RANDBETWEEN(10000;100000) / 1000" office:value-type="float" office:value="19.348" calcext:value-type="float">
            <text:p>19.348</text:p>
          </table:table-cell>
          <table:table-cell table:style-name="ce7" office:value-type="string" calcext:value-type="string">
            <text:p>÷ </text:p>
          </table:table-cell>
          <table:table-cell table:style-name="ce4" table:formula="of:=RANDBETWEEN(2; 12) / 1000" office:value-type="float" office:value="0.006" calcext:value-type="float">
            <text:p>0.006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2">
          <table:table-cell table:style-name="ce1" table:formula="of:=RANDBETWEEN(1000;10000) / RANDBETWEEN( 10; 100 )" office:value-type="float" office:value="105.130434782609" calcext:value-type="float">
            <text:p>105.130</text:p>
          </table:table-cell>
          <table:table-cell table:style-name="ce3" office:value-type="string" calcext:value-type="string">
            <text:p>-</text:p>
          </table:table-cell>
          <table:table-cell table:style-name="ce4" table:formula="of:=RANDBETWEEN(100; 1000) / RANDBETWEEN(10; 100)" office:value-type="float" office:value="9.5" calcext:value-type="float">
            <text:p>9.500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formula="of:=RANDBETWEEN(10000;100000) / 1000" office:value-type="float" office:value="23.898" calcext:value-type="float">
            <text:p>23.898</text:p>
          </table:table-cell>
          <table:table-cell table:style-name="ce7" office:value-type="string" calcext:value-type="string">
            <text:p>÷ </text:p>
          </table:table-cell>
          <table:table-cell table:style-name="ce4" table:formula="of:=RANDBETWEEN(2; 12) / 1000" office:value-type="float" office:value="0.009" calcext:value-type="float">
            <text:p>0.009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2">
          <table:table-cell table:style-name="ce1" table:formula="of:=RANDBETWEEN(1000;10000) / RANDBETWEEN( 10; 100 )" office:value-type="float" office:value="245.806451612903" calcext:value-type="float">
            <text:p>245.806</text:p>
          </table:table-cell>
          <table:table-cell table:style-name="ce3" office:value-type="string" calcext:value-type="string">
            <text:p>-</text:p>
          </table:table-cell>
          <table:table-cell table:style-name="ce4" table:formula="of:=RANDBETWEEN(100; 1000) / RANDBETWEEN(10; 100)" office:value-type="float" office:value="8.29166666666667" calcext:value-type="float">
            <text:p>8.292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formula="of:=RANDBETWEEN(10000;100000) / 1000" office:value-type="float" office:value="31.956" calcext:value-type="float">
            <text:p>31.956</text:p>
          </table:table-cell>
          <table:table-cell table:style-name="ce7" office:value-type="string" calcext:value-type="string">
            <text:p>÷ </text:p>
          </table:table-cell>
          <table:table-cell table:style-name="ce4" table:formula="of:=RANDBETWEEN(2; 12) / 1000" office:value-type="float" office:value="0.006" calcext:value-type="float">
            <text:p>0.006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2">
          <table:table-cell table:style-name="ce1" table:formula="of:=RANDBETWEEN(1000;10000) / RANDBETWEEN( 10; 100 )" office:value-type="float" office:value="135.761194029851" calcext:value-type="float">
            <text:p>135.761</text:p>
          </table:table-cell>
          <table:table-cell table:style-name="ce3" office:value-type="string" calcext:value-type="string">
            <text:p>-</text:p>
          </table:table-cell>
          <table:table-cell table:style-name="ce4" table:formula="of:=RANDBETWEEN(100; 1000) / RANDBETWEEN(10; 100)" office:value-type="float" office:value="1.7910447761194" calcext:value-type="float">
            <text:p>1.791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formula="of:=RANDBETWEEN(10000;100000) / 1000" office:value-type="float" office:value="64.388" calcext:value-type="float">
            <text:p>64.388</text:p>
          </table:table-cell>
          <table:table-cell table:style-name="ce7" office:value-type="string" calcext:value-type="string">
            <text:p>÷ </text:p>
          </table:table-cell>
          <table:table-cell table:style-name="ce4" table:formula="of:=RANDBETWEEN(2; 12) / 1000" office:value-type="float" office:value="0.003" calcext:value-type="float">
            <text:p>0.003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2">
          <table:table-cell table:style-name="ce1" table:formula="of:=RANDBETWEEN(1000;10000) / RANDBETWEEN( 10; 100 )" office:value-type="float" office:value="104.125" calcext:value-type="float">
            <text:p>104.125</text:p>
          </table:table-cell>
          <table:table-cell table:style-name="ce3" office:value-type="string" calcext:value-type="string">
            <text:p>-</text:p>
          </table:table-cell>
          <table:table-cell table:style-name="ce4" table:formula="of:=RANDBETWEEN(100; 1000) / RANDBETWEEN(10; 100)" office:value-type="float" office:value="13.4054054054054" calcext:value-type="float">
            <text:p>13.405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formula="of:=RANDBETWEEN(10000;100000) / 1000" office:value-type="float" office:value="80.146" calcext:value-type="float">
            <text:p>80.146</text:p>
          </table:table-cell>
          <table:table-cell table:style-name="ce7" office:value-type="string" calcext:value-type="string">
            <text:p>÷ </text:p>
          </table:table-cell>
          <table:table-cell table:style-name="ce4" table:formula="of:=RANDBETWEEN(2; 12) / 1000" office:value-type="float" office:value="0.002" calcext:value-type="float">
            <text:p>0.002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3" table:number-rows-repeated="5">
          <table:table-cell table:style-name="ce1"/>
          <table:table-cell/>
          <table:table-cell table:style-name="ce4"/>
          <table:table-cell table:number-columns-repeated="4"/>
          <table:table-cell table:style-name="ce5"/>
          <table:table-cell table:style-name="ce4"/>
          <table:table-cell table:style-name="ce5"/>
          <table:table-cell/>
        </table:table-row>
        <table:table-row table:style-name="ro4">
          <table:table-cell table:number-columns-repeated="8"/>
          <table:table-cell table:style-name="ce4"/>
          <table:table-cell table:number-columns-repeated="2"/>
        </table:table-row>
        <table:table-row table:style-name="ro4" table:number-rows-repeated="1048549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Multiply Quick Test" table:style-name="ta1">
        <table:table-column table:style-name="co13" table:default-cell-style-name="ce5"/>
        <table:table-column table:style-name="co14" table:default-cell-style-name="ce5"/>
        <table:table-column table:style-name="co13" table:default-cell-style-name="ce5"/>
        <table:table-column table:style-name="co15" table:default-cell-style-name="ce5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26" table:default-cell-style-name="Default"/>
        <table:table-row table:style-name="ro5">
          <table:table-cell table:formula="of:=RANDBETWEEN(2;12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9" calcext:value-type="float">
            <text:p>9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4" calcext:value-type="float">
            <text:p>4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1" calcext:value-type="float">
            <text:p>11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11" calcext:value-type="float">
            <text:p>11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4" calcext:value-type="float">
            <text:p>4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10" calcext:value-type="float">
            <text:p>10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7" calcext:value-type="float">
            <text:p>7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8" calcext:value-type="float">
            <text:p>8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4" calcext:value-type="float">
            <text:p>4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7" calcext:value-type="float">
            <text:p>7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2" calcext:value-type="float">
            <text:p>12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12" calcext:value-type="float">
            <text:p>12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2" calcext:value-type="float">
            <text:p>12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8" calcext:value-type="float">
            <text:p>8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2" calcext:value-type="float">
            <text:p>2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6" calcext:value-type="float">
            <text:p>6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5" calcext:value-type="float">
            <text:p>5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4" calcext:value-type="float">
            <text:p>4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8" calcext:value-type="float">
            <text:p>8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6" calcext:value-type="float">
            <text:p>6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1" calcext:value-type="float">
            <text:p>11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2" calcext:value-type="float">
            <text:p>2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1" calcext:value-type="float">
            <text:p>11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5" calcext:value-type="float">
            <text:p>5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1" calcext:value-type="float">
            <text:p>11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12" calcext:value-type="float">
            <text:p>12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2" calcext:value-type="float">
            <text:p>12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6" calcext:value-type="float">
            <text:p>6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4" calcext:value-type="float">
            <text:p>4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7" calcext:value-type="float">
            <text:p>7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2" calcext:value-type="float">
            <text:p>12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8" calcext:value-type="float">
            <text:p>8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6" calcext:value-type="float">
            <text:p>6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6" calcext:value-type="float">
            <text:p>6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7" calcext:value-type="float">
            <text:p>7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5" calcext:value-type="float">
            <text:p>5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9" calcext:value-type="float">
            <text:p>9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11" calcext:value-type="float">
            <text:p>11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3" calcext:value-type="float">
            <text:p>3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2" calcext:value-type="float">
            <text:p>2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3" calcext:value-type="float">
            <text:p>3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8" calcext:value-type="float">
            <text:p>8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9" calcext:value-type="float">
            <text:p>9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3" calcext:value-type="float">
            <text:p>3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5" calcext:value-type="float">
            <text:p>5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7" calcext:value-type="float">
            <text:p>7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8" calcext:value-type="float">
            <text:p>8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6" calcext:value-type="float">
            <text:p>6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10" calcext:value-type="float">
            <text:p>10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7" calcext:value-type="float">
            <text:p>7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11" calcext:value-type="float">
            <text:p>11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2" calcext:value-type="float">
            <text:p>2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10" calcext:value-type="float">
            <text:p>10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2" calcext:value-type="float">
            <text:p>2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1" calcext:value-type="float">
            <text:p>11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10" calcext:value-type="float">
            <text:p>10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4" calcext:value-type="float">
            <text:p>4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9" calcext:value-type="float">
            <text:p>9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4" calcext:value-type="float">
            <text:p>4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3" calcext:value-type="float">
            <text:p>3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2" calcext:value-type="float">
            <text:p>12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6" calcext:value-type="float">
            <text:p>6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3" calcext:value-type="float">
            <text:p>3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9" calcext:value-type="float">
            <text:p>9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1" calcext:value-type="float">
            <text:p>11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4" calcext:value-type="float">
            <text:p>4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11" calcext:value-type="float">
            <text:p>11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7" calcext:value-type="float">
            <text:p>7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11" calcext:value-type="float">
            <text:p>11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2" calcext:value-type="float">
            <text:p>2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4" calcext:value-type="float">
            <text:p>4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4" calcext:value-type="float">
            <text:p>4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10" calcext:value-type="float">
            <text:p>10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7" calcext:value-type="float">
            <text:p>7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6" calcext:value-type="float">
            <text:p>6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8" calcext:value-type="float">
            <text:p>8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2" calcext:value-type="float">
            <text:p>12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12" calcext:value-type="float">
            <text:p>12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6" calcext:value-type="float">
            <text:p>6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11" calcext:value-type="float">
            <text:p>11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1" calcext:value-type="float">
            <text:p>11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7" calcext:value-type="float">
            <text:p>7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7" calcext:value-type="float">
            <text:p>7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3" calcext:value-type="float">
            <text:p>3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3" calcext:value-type="float">
            <text:p>3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2" calcext:value-type="float">
            <text:p>2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2" calcext:value-type="float">
            <text:p>12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9" calcext:value-type="float">
            <text:p>9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3" calcext:value-type="float">
            <text:p>3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6" calcext:value-type="float">
            <text:p>6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9" calcext:value-type="float">
            <text:p>9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12" calcext:value-type="float">
            <text:p>12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6" calcext:value-type="float">
            <text:p>6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12" calcext:value-type="float">
            <text:p>12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2" calcext:value-type="float">
            <text:p>2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5" calcext:value-type="float">
            <text:p>5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2" calcext:value-type="float">
            <text:p>12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10" calcext:value-type="float">
            <text:p>10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2" calcext:value-type="float">
            <text:p>12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9" calcext:value-type="float">
            <text:p>9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3" calcext:value-type="float">
            <text:p>3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3" calcext:value-type="float">
            <text:p>3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7" calcext:value-type="float">
            <text:p>7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5" calcext:value-type="float">
            <text:p>5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2" calcext:value-type="float">
            <text:p>12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12" calcext:value-type="float">
            <text:p>12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2" calcext:value-type="float">
            <text:p>2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2" calcext:value-type="float">
            <text:p>2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9" calcext:value-type="float">
            <text:p>9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11" calcext:value-type="float">
            <text:p>11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8" calcext:value-type="float">
            <text:p>8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6" calcext:value-type="float">
            <text:p>6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6" calcext:value-type="float">
            <text:p>6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7" calcext:value-type="float">
            <text:p>7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5" calcext:value-type="float">
            <text:p>5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4" calcext:value-type="float">
            <text:p>4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3" calcext:value-type="float">
            <text:p>3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5" calcext:value-type="float">
            <text:p>5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12" calcext:value-type="float">
            <text:p>12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2" calcext:value-type="float">
            <text:p>2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7" calcext:value-type="float">
            <text:p>7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1" calcext:value-type="float">
            <text:p>11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8" calcext:value-type="float">
            <text:p>8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1" calcext:value-type="float">
            <text:p>11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7" calcext:value-type="float">
            <text:p>7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7" calcext:value-type="float">
            <text:p>7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6" calcext:value-type="float">
            <text:p>6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5" calcext:value-type="float">
            <text:p>5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4" calcext:value-type="float">
            <text:p>4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7" calcext:value-type="float">
            <text:p>7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3" calcext:value-type="float">
            <text:p>3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2" calcext:value-type="float">
            <text:p>2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4" calcext:value-type="float">
            <text:p>4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7" calcext:value-type="float">
            <text:p>7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9" calcext:value-type="float">
            <text:p>9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8" calcext:value-type="float">
            <text:p>8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11" calcext:value-type="float">
            <text:p>11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5">
          <table:table-cell table:formula="of:=RANDBETWEEN(2;12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formula="of:=RANDBETWEEN(2;12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5" calcext:value-type="float">
            <text:p>5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11" calcext:value-type="float">
            <text:p>11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12" calcext:value-type="float">
            <text:p>12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3" calcext:value-type="float">
            <text:p>3</text:p>
          </table:table-cell>
          <table:table-cell table:style-name="ce5" office:value-type="string" calcext:value-type="string">
            <text:p>=</text:p>
          </table:table-cell>
          <table:table-cell table:style-name="ce6"/>
          <table:table-cell/>
          <table:table-cell table:style-name="ce5" table:formula="of:=RANDBETWEEN(2;12)" office:value-type="float" office:value="3" calcext:value-type="float">
            <text:p>3</text:p>
          </table:table-cell>
          <table:table-cell table:style-name="ce5" office:value-type="string" calcext:value-type="string">
            <text:p>x</text:p>
          </table:table-cell>
          <table:table-cell table:style-name="ce5" table:formula="of:=RANDBETWEEN(2;12)" office:value-type="float" office:value="4" calcext:value-type="float">
            <text:p>4</text:p>
          </table:table-cell>
          <table:table-cell table:style-name="ce5" office:value-type="string" calcext:value-type="string">
            <text:p>=</text:p>
          </table:table-cell>
          <table:table-cell table:style-name="ce6"/>
        </table:table-row>
        <table:table-row table:style-name="ro7" table:number-rows-repeated="1048550">
          <table:table-cell table:number-columns-repeated="23"/>
        </table:table-row>
        <table:table-row table:style-name="ro7">
          <table:table-cell table:number-columns-repeated="23"/>
        </table:table-row>
      </table:table>
      <table:table table:name="Times Table" table:style-name="ta1">
        <table:table-column table:style-name="co20" table:number-columns-repeated="6" table:default-cell-style-name="ce21"/>
        <table:table-column table:style-name="co16" table:default-cell-style-name="ce21"/>
        <table:table-column table:style-name="co20" table:number-columns-repeated="7" table:default-cell-style-name="ce21"/>
        <table:table-column table:style-name="co21" table:default-cell-style-name="ce21"/>
        <table:table-column table:style-name="co20" table:number-columns-repeated="7" table:default-cell-style-name="ce21"/>
        <table:table-column table:style-name="co22" table:default-cell-style-name="ce21"/>
        <table:table-column table:style-name="co20" table:number-columns-repeated="4" table:default-cell-style-name="ce21"/>
        <table:table-column table:style-name="co5" table:number-columns-repeated="16357" table:default-cell-style-name="ce21"/>
        <table:table-row table:style-name="ro6">
          <table:table-cell table:number-columns-repeated="16384"/>
        </table:table-row>
        <table:table-row table:style-name="ro6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C2]*[.E2]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K2]*[.M2]"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S2]*[.U2]" office:value-type="float" office:value="3" calcext:value-type="float">
            <text:p>3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[.C3]*[.E3]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[.K3]*[.M3]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[.S3]*[.U3]" office:value-type="float" office:value="6" calcext:value-type="float">
            <text:p>6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C4]*[.E4]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K4]*[.M4]"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S4]*[.U4]" office:value-type="float" office:value="9" calcext:value-type="float">
            <text:p>9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[.C5]*[.E5]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[.K5]*[.M5]"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[.S5]*[.U5]" office:value-type="float" office:value="12" calcext:value-type="float">
            <text:p>12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formula="of:=[.C6]*[.E6]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formula="of:=[.K6]*[.M6]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formula="of:=[.S6]*[.U6]" office:value-type="float" office:value="15" calcext:value-type="float">
            <text:p>15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formula="of:=[.C7]*[.E7]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formula="of:=[.K7]*[.M7]" office:value-type="float" office:value="12" calcext:value-type="float">
            <text:p>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formula="of:=[.S7]*[.U7]" office:value-type="float" office:value="18" calcext:value-type="float">
            <text:p>18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formula="of:=[.C8]*[.E8]"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formula="of:=[.K8]*[.M8]" office:value-type="float" office:value="14" calcext:value-type="float">
            <text:p>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formula="of:=[.S8]*[.U8]" office:value-type="float" office:value="21" calcext:value-type="float">
            <text:p>21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formula="of:=[.C9]*[.E9]"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formula="of:=[.K9]*[.M9]"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formula="of:=[.S9]*[.U9]" office:value-type="float" office:value="24" calcext:value-type="float">
            <text:p>24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formula="of:=[.C10]*[.E10]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formula="of:=[.K10]*[.M10]" office:value-type="float" office:value="18" calcext:value-type="float">
            <text:p>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formula="of:=[.S10]*[.U10]" office:value-type="float" office:value="27" calcext:value-type="float">
            <text:p>27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formula="of:=[.C11]*[.E11]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formula="of:=[.K11]*[.M11]" office:value-type="float" office:value="20" calcext:value-type="float">
            <text:p>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formula="of:=[.S11]*[.U11]" office:value-type="float" office:value="30" calcext:value-type="float">
            <text:p>30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formula="of:=[.C12]*[.E12]"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formula="of:=[.K12]*[.M12]" office:value-type="float" office:value="22" calcext:value-type="float">
            <text:p>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formula="of:=[.S12]*[.U12]" office:value-type="float" office:value="33" calcext:value-type="float">
            <text:p>33</text:p>
          </table:table-cell>
          <table:table-cell table:number-columns-repeated="16361"/>
        </table:table-row>
        <table:table-row table:style-name="ro6"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=</text:p>
          </table:table-cell>
          <table:table-cell table:style-name="ce22" table:formula="of:=[.C13]*[.E13]" office:value-type="float" office:value="12" calcext:value-type="float">
            <text:p>12</text:p>
          </table:table-cell>
          <table:table-cell table:number-columns-repeated="3"/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=</text:p>
          </table:table-cell>
          <table:table-cell table:style-name="ce22" table:formula="of:=[.K13]*[.M13]" office:value-type="float" office:value="24" calcext:value-type="float">
            <text:p>24</text:p>
          </table:table-cell>
          <table:table-cell table:number-columns-repeated="3"/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=</text:p>
          </table:table-cell>
          <table:table-cell table:style-name="ce22" table:formula="of:=[.S13]*[.U13]" office:value-type="float" office:value="36" calcext:value-type="float">
            <text:p>36</text:p>
          </table:table-cell>
          <table:table-cell table:number-columns-repeated="16361"/>
        </table:table-row>
        <table:table-row table:style-name="ro6">
          <table:table-cell table:number-columns-repeated="2"/>
          <table:table-cell table:style-name="ce22" table:number-columns-repeated="5"/>
          <table:table-cell table:number-columns-repeated="3"/>
          <table:table-cell table:style-name="ce22" table:number-columns-repeated="5"/>
          <table:table-cell table:number-columns-repeated="3"/>
          <table:table-cell table:style-name="ce22" table:number-columns-repeated="5"/>
          <table:table-cell table:number-columns-repeated="16361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C15]*[.E15]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K15]*[.M15]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S15]*[.U15]" office:value-type="float" office:value="6" calcext:value-type="float">
            <text:p>6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[.C16]*[.E16]"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[.K16]*[.M16]"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[.S16]*[.U16]" office:value-type="float" office:value="12" calcext:value-type="float">
            <text:p>12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C17]*[.E17]"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K17]*[.M17]" office:value-type="float" office:value="15" calcext:value-type="float">
            <text:p>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S17]*[.U17]" office:value-type="float" office:value="18" calcext:value-type="float">
            <text:p>18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[.C18]*[.E18]" office:value-type="float" office:value="16" calcext:value-type="float">
            <text:p>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[.K18]*[.M18]" office:value-type="float" office:value="20" calcext:value-type="float">
            <text:p>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[.S18]*[.U18]" office:value-type="float" office:value="24" calcext:value-type="float">
            <text:p>24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formula="of:=[.C19]*[.E19]" office:value-type="float" office:value="20" calcext:value-type="float">
            <text:p>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formula="of:=[.K19]*[.M19]" office:value-type="float" office:value="25" calcext:value-type="float">
            <text:p>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formula="of:=[.S19]*[.U19]" office:value-type="float" office:value="30" calcext:value-type="float">
            <text:p>30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formula="of:=[.C20]*[.E20]"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formula="of:=[.K20]*[.M20]"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formula="of:=[.S20]*[.U20]" office:value-type="float" office:value="36" calcext:value-type="float">
            <text:p>36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formula="of:=[.C21]*[.E21]"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formula="of:=[.K21]*[.M21]" office:value-type="float" office:value="35" calcext:value-type="float">
            <text:p>3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formula="of:=[.S21]*[.U21]" office:value-type="float" office:value="42" calcext:value-type="float">
            <text:p>42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formula="of:=[.C22]*[.E22]" office:value-type="float" office:value="32" calcext:value-type="float">
            <text:p>3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formula="of:=[.K22]*[.M22]" office:value-type="float" office:value="40" calcext:value-type="float">
            <text:p>4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formula="of:=[.S22]*[.U22]" office:value-type="float" office:value="48" calcext:value-type="float">
            <text:p>48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formula="of:=[.C23]*[.E23]" office:value-type="float" office:value="36" calcext:value-type="float">
            <text:p>3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formula="of:=[.K23]*[.M23]" office:value-type="float" office:value="45" calcext:value-type="float">
            <text:p>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formula="of:=[.S23]*[.U23]" office:value-type="float" office:value="54" calcext:value-type="float">
            <text:p>54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formula="of:=[.C24]*[.E24]" office:value-type="float" office:value="40" calcext:value-type="float">
            <text:p>4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formula="of:=[.K24]*[.M24]" office:value-type="float" office:value="50" calcext:value-type="float">
            <text:p>5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formula="of:=[.S24]*[.U24]" office:value-type="float" office:value="60" calcext:value-type="float">
            <text:p>60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formula="of:=[.C25]*[.E25]" office:value-type="float" office:value="44" calcext:value-type="float">
            <text:p>4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formula="of:=[.K25]*[.M25]" office:value-type="float" office:value="55" calcext:value-type="float">
            <text:p>5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formula="of:=[.S25]*[.U25]" office:value-type="float" office:value="66" calcext:value-type="float">
            <text:p>66</text:p>
          </table:table-cell>
          <table:table-cell table:number-columns-repeated="16361"/>
        </table:table-row>
        <table:table-row table:style-name="ro6"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=</text:p>
          </table:table-cell>
          <table:table-cell table:style-name="ce22" table:formula="of:=[.C26]*[.E26]" office:value-type="float" office:value="48" calcext:value-type="float">
            <text:p>48</text:p>
          </table:table-cell>
          <table:table-cell table:number-columns-repeated="3"/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=</text:p>
          </table:table-cell>
          <table:table-cell table:style-name="ce22" table:formula="of:=[.K26]*[.M26]" office:value-type="float" office:value="60" calcext:value-type="float">
            <text:p>60</text:p>
          </table:table-cell>
          <table:table-cell table:number-columns-repeated="3"/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=</text:p>
          </table:table-cell>
          <table:table-cell table:style-name="ce22" table:formula="of:=[.S26]*[.U26]" office:value-type="float" office:value="72" calcext:value-type="float">
            <text:p>72</text:p>
          </table:table-cell>
          <table:table-cell table:number-columns-repeated="16361"/>
        </table:table-row>
        <table:table-row table:style-name="ro6">
          <table:table-cell table:number-columns-repeated="2"/>
          <table:table-cell table:style-name="ce22" table:number-columns-repeated="5"/>
          <table:table-cell table:number-columns-repeated="3"/>
          <table:table-cell table:style-name="ce22" table:number-columns-repeated="5"/>
          <table:table-cell table:number-columns-repeated="3"/>
          <table:table-cell table:style-name="ce22" table:number-columns-repeated="5"/>
          <table:table-cell table:number-columns-repeated="16361"/>
        </table:table-row>
        <table:table-row table:style-name="ro6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C28]*[.E28]"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K28]*[.M28]"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S28]*[.U28]" office:value-type="float" office:value="9" calcext:value-type="float">
            <text:p>9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[.C29]*[.E29]" office:value-type="float" office:value="14" calcext:value-type="float">
            <text:p>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[.K29]*[.M29]" office:value-type="float" office:value="16" calcext:value-type="float">
            <text:p>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[.S29]*[.U29]" office:value-type="float" office:value="18" calcext:value-type="float">
            <text:p>18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C30]*[.E30]" office:value-type="float" office:value="21" calcext:value-type="float">
            <text:p>2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K30]*[.M30]" office:value-type="float" office:value="24" calcext:value-type="float">
            <text:p>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S30]*[.U30]" office:value-type="float" office:value="27" calcext:value-type="float">
            <text:p>27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[.C31]*[.E31]" office:value-type="float" office:value="28" calcext:value-type="float">
            <text:p>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[.K31]*[.M31]"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[.S31]*[.U31]" office:value-type="float" office:value="36" calcext:value-type="float">
            <text:p>36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formula="of:=[.C32]*[.E32]" office:value-type="float" office:value="35" calcext:value-type="float">
            <text:p>3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formula="of:=[.K32]*[.M32]"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formula="of:=[.S32]*[.U32]" office:value-type="float" office:value="45" calcext:value-type="float">
            <text:p>45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formula="of:=[.C33]*[.E33]" office:value-type="float" office:value="42" calcext:value-type="float">
            <text:p>4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formula="of:=[.K33]*[.M33]" office:value-type="float" office:value="48" calcext:value-type="float">
            <text:p>4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formula="of:=[.S33]*[.U33]" office:value-type="float" office:value="54" calcext:value-type="float">
            <text:p>54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formula="of:=[.C34]*[.E34]" office:value-type="float" office:value="49" calcext:value-type="float">
            <text:p>4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formula="of:=[.K34]*[.M34]" office:value-type="float" office:value="56" calcext:value-type="float">
            <text:p>5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formula="of:=[.S34]*[.U34]" office:value-type="float" office:value="63" calcext:value-type="float">
            <text:p>63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formula="of:=[.C35]*[.E35]" office:value-type="float" office:value="56" calcext:value-type="float">
            <text:p>5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formula="of:=[.K35]*[.M35]" office:value-type="float" office:value="64" calcext:value-type="float">
            <text:p>6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formula="of:=[.S35]*[.U35]" office:value-type="float" office:value="72" calcext:value-type="float">
            <text:p>72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formula="of:=[.C36]*[.E36]" office:value-type="float" office:value="63" calcext:value-type="float">
            <text:p>6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formula="of:=[.K36]*[.M36]" office:value-type="float" office:value="72" calcext:value-type="float">
            <text:p>7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formula="of:=[.S36]*[.U36]" office:value-type="float" office:value="81" calcext:value-type="float">
            <text:p>81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formula="of:=[.C37]*[.E37]" office:value-type="float" office:value="70" calcext:value-type="float">
            <text:p>7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formula="of:=[.K37]*[.M37]" office:value-type="float" office:value="80" calcext:value-type="float">
            <text:p>8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formula="of:=[.S37]*[.U37]" office:value-type="float" office:value="90" calcext:value-type="float">
            <text:p>90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formula="of:=[.C38]*[.E38]" office:value-type="float" office:value="77" calcext:value-type="float">
            <text:p>7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formula="of:=[.K38]*[.M38]" office:value-type="float" office:value="88" calcext:value-type="float">
            <text:p>8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formula="of:=[.S38]*[.U38]" office:value-type="float" office:value="99" calcext:value-type="float">
            <text:p>99</text:p>
          </table:table-cell>
          <table:table-cell table:number-columns-repeated="16361"/>
        </table:table-row>
        <table:table-row table:style-name="ro6">
          <table:table-cell table:number-columns-repeated="2"/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=</text:p>
          </table:table-cell>
          <table:table-cell table:style-name="ce22" table:formula="of:=[.C39]*[.E39]" office:value-type="float" office:value="84" calcext:value-type="float">
            <text:p>84</text:p>
          </table:table-cell>
          <table:table-cell table:number-columns-repeated="3"/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=</text:p>
          </table:table-cell>
          <table:table-cell table:style-name="ce22" table:formula="of:=[.K39]*[.M39]" office:value-type="float" office:value="96" calcext:value-type="float">
            <text:p>96</text:p>
          </table:table-cell>
          <table:table-cell table:number-columns-repeated="3"/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=</text:p>
          </table:table-cell>
          <table:table-cell table:style-name="ce22" table:formula="of:=[.S39]*[.U39]" office:value-type="float" office:value="108" calcext:value-type="float">
            <text:p>108</text:p>
          </table:table-cell>
          <table:table-cell table:number-columns-repeated="16361"/>
        </table:table-row>
        <table:table-row table:style-name="ro6">
          <table:table-cell table:number-columns-repeated="2"/>
          <table:table-cell table:style-name="ce22" table:number-columns-repeated="5"/>
          <table:table-cell table:number-columns-repeated="3"/>
          <table:table-cell table:style-name="ce22" table:number-columns-repeated="5"/>
          <table:table-cell table:number-columns-repeated="3"/>
          <table:table-cell table:style-name="ce22" table:number-columns-repeated="5"/>
          <table:table-cell table:number-columns-repeated="16361"/>
        </table:table-row>
        <table:table-row table:style-name="ro6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C41]*[.E41]" office:value-type="float" office:value="10" calcext:value-type="float">
            <text:p>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K41]*[.M41]" office:value-type="float" office:value="11" calcext:value-type="float">
            <text:p>1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S41]*[.U41]" office:value-type="float" office:value="12" calcext:value-type="float">
            <text:p>12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[.C42]*[.E42]" office:value-type="float" office:value="20" calcext:value-type="float">
            <text:p>2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[.K42]*[.M42]" office:value-type="float" office:value="22" calcext:value-type="float">
            <text:p>2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[.S42]*[.U42]" office:value-type="float" office:value="24" calcext:value-type="float">
            <text:p>24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C43]*[.E43]" office:value-type="float" office:value="30" calcext:value-type="float">
            <text:p>3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K43]*[.M43]" office:value-type="float" office:value="33" calcext:value-type="float">
            <text:p>3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S43]*[.U43]" office:value-type="float" office:value="36" calcext:value-type="float">
            <text:p>36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[.C44]*[.E44]" office:value-type="float" office:value="40" calcext:value-type="float">
            <text:p>4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[.K44]*[.M44]" office:value-type="float" office:value="44" calcext:value-type="float">
            <text:p>4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[.S44]*[.U44]" office:value-type="float" office:value="48" calcext:value-type="float">
            <text:p>48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formula="of:=[.C45]*[.E45]" office:value-type="float" office:value="50" calcext:value-type="float">
            <text:p>5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formula="of:=[.K45]*[.M45]" office:value-type="float" office:value="55" calcext:value-type="float">
            <text:p>5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formula="of:=[.S45]*[.U45]" office:value-type="float" office:value="60" calcext:value-type="float">
            <text:p>60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formula="of:=[.C46]*[.E46]" office:value-type="float" office:value="60" calcext:value-type="float">
            <text:p>6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formula="of:=[.K46]*[.M46]" office:value-type="float" office:value="66" calcext:value-type="float">
            <text:p>6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formula="of:=[.S46]*[.U46]" office:value-type="float" office:value="72" calcext:value-type="float">
            <text:p>72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formula="of:=[.C47]*[.E47]" office:value-type="float" office:value="70" calcext:value-type="float">
            <text:p>7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formula="of:=[.K47]*[.M47]" office:value-type="float" office:value="77" calcext:value-type="float">
            <text:p>7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formula="of:=[.S47]*[.U47]" office:value-type="float" office:value="84" calcext:value-type="float">
            <text:p>84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formula="of:=[.C48]*[.E48]" office:value-type="float" office:value="80" calcext:value-type="float">
            <text:p>8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formula="of:=[.K48]*[.M48]" office:value-type="float" office:value="88" calcext:value-type="float">
            <text:p>8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formula="of:=[.S48]*[.U48]" office:value-type="float" office:value="96" calcext:value-type="float">
            <text:p>96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formula="of:=[.C49]*[.E49]" office:value-type="float" office:value="90" calcext:value-type="float">
            <text:p>9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formula="of:=[.K49]*[.M49]" office:value-type="float" office:value="99" calcext:value-type="float">
            <text:p>9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formula="of:=[.S49]*[.U49]" office:value-type="float" office:value="108" calcext:value-type="float">
            <text:p>108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formula="of:=[.C50]*[.E50]"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formula="of:=[.K50]*[.M50]" office:value-type="float" office:value="110" calcext:value-type="float">
            <text:p>11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formula="of:=[.S50]*[.U50]" office:value-type="float" office:value="120" calcext:value-type="float">
            <text:p>120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formula="of:=[.C51]*[.E51]" office:value-type="float" office:value="110" calcext:value-type="float">
            <text:p>1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formula="of:=[.K51]*[.M51]" office:value-type="float" office:value="121" calcext:value-type="float">
            <text:p>12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formula="of:=[.S51]*[.U51]" office:value-type="float" office:value="132" calcext:value-type="float">
            <text:p>132</text:p>
          </table:table-cell>
          <table:table-cell table:number-columns-repeated="16361"/>
        </table:table-row>
        <table:table-row table:style-name="ro6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style-name="ce23"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formula="of:=[.C52]*[.E52]" office:value-type="float" office:value="120" calcext:value-type="float">
            <text:p>12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style-name="ce23"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formula="of:=[.K52]*[.M52]" office:value-type="float" office:value="132" calcext:value-type="float">
            <text:p>13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style-name="ce23"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formula="of:=[.S52]*[.U52]" office:value-type="float" office:value="144" calcext:value-type="float">
            <text:p>144</text:p>
          </table:table-cell>
          <table:table-cell table:number-columns-repeated="16361"/>
        </table:table-row>
        <table:table-row table:style-name="ro6" table:number-rows-repeated="1048523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14" number:min-decimal-places="14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6" number:min-decimal-places="16" number:min-integer-digits="1"/>
    </number:number-style>
    <number:number-style style:name="N116">
      <number:number number:decimal-places="17" number:min-decimal-places="17" number:min-integer-digits="1"/>
    </number:number-style>
    <number:number-style style:name="N11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78cm" fo:margin-bottom="0.596cm" fo:margin-left="0.887cm" fo:margin-right="0.885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5T20:39:50.049000000</meta:creation-date>
    <dc:date>2023-07-05T19:30:10.327000000</dc:date>
    <meta:editing-duration>P1DT5H36M10S</meta:editing-duration>
    <meta:editing-cycles>10</meta:editing-cycles>
    <meta:generator>LibreOffice/7.4.1.2$Windows_X86_64 LibreOffice_project/3c58a8f3a960df8bc8fd77b461821e42c061c5f0</meta:generator>
    <meta:print-date>2023-07-05T19:30:03.021000000</meta:print-date>
    <meta:document-statistic meta:table-count="3" meta:cell-count="1280" meta:object-count="0"/>
  </office:meta>
</office:document-meta>
</file>